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sana Math1" svg:font-family="'Asana Math'"/>
    <style:font-face style:name="Liberation Sans4" svg:font-family="'Liberation Sans'"/>
    <style:font-face style:name="Liberation Sans3" svg:font-family="'Liberation Sans'" style:font-family-generic="swiss"/>
    <style:font-face style:name="Asana Math" svg:font-family="'Asana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Noto Sans CJK SC1" svg:font-family="'Noto Sans CJK SC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55269" draw:fill-color="#b4c7dc" draw:textarea-horizontal-align="justify" draw:textarea-vertical-align="middle" draw:auto-grow-height="false" fo:min-height="4.25cm" fo:min-width="4cm"/>
      <style:paragraph-properties style:writing-mode="lr-tb"/>
    </style:style>
    <style:style style:name="gr2" style:family="graphic" style:parent-style-name="standard">
      <style:graphic-properties svg:stroke-color="#b85c00" draw:fill-color="#ffb66c" draw:textarea-horizontal-align="justify" draw:textarea-vertical-align="middle" draw:auto-grow-height="false" fo:min-height="4.25cm" fo:min-width="4cm"/>
      <style:paragraph-properties style:writing-mode="lr-tb"/>
    </style:style>
    <style:style style:name="gr3" style:family="graphic" style:parent-style-name="standard">
      <style:graphic-properties svg:stroke-color="#127622" draw:fill-color="#afd095" draw:textarea-horizontal-align="justify" draw:textarea-vertical-align="middle" draw:auto-grow-height="false" fo:min-height="4.25cm" fo:min-width="4cm"/>
      <style:paragraph-properties style:writing-mode="lr-tb"/>
    </style:style>
    <style:style style:name="gr4" style:family="graphic" style:parent-style-name="standard">
      <style:graphic-properties svg:stroke-color="#c9211e" draw:fill-color="#ff6d6d" draw:textarea-horizontal-align="justify" draw:textarea-vertical-align="middle" draw:auto-grow-height="false" fo:min-height="4.25cm" fo:min-width="4cm"/>
      <style:paragraph-properties style:writing-mode="lr-tb"/>
    </style:style>
    <style:style style:name="gr5" style:family="graphic" style:parent-style-name="objectwithoutfill">
      <style:graphic-properties svg:stroke-width="0.212cm" svg:stroke-color="#333333" draw:marker-start-width="0.517cm" draw:marker-end="Arrow" draw:marker-end-width="0.617cm" draw:fill="solid" draw:textarea-vertical-align="middle" fo:padding-top="0.23cm" fo:padding-bottom="0.23cm" fo:padding-left="0.355cm" fo:padding-right="0.355cm"/>
    </style:style>
    <style:style style:name="gr6" style:family="graphic" style:parent-style-name="objectwithoutfill">
      <style:graphic-properties svg:stroke-width="0.212cm" svg:stroke-color="#333333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3cm" fo:min-width="3.8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3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43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3cm" fo:min-width="0.819cm"/>
      <style:paragraph-properties style:writing-mode="lr-tb"/>
    </style:style>
    <style:style style:name="P1" style:family="paragraph">
      <style:paragraph-properties fo:text-align="center" style:writing-mode="lr-tb"/>
      <style:text-properties fo:font-size="80pt" fo:font-weight="bold" style:font-size-asian="80pt" style:font-weight-asian="bold" style:font-size-complex="80pt" style:font-weight-complex="bold"/>
    </style:style>
    <style:style style:name="P2" style:family="paragraph">
      <loext:graphic-properties draw:fill-color="#b4c7dc"/>
      <style:paragraph-properties fo:text-align="center" style:writing-mode="lr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b66c"/>
      <style:paragraph-properties fo:text-align="center" style:writing-mode="lr-tb"/>
    </style:style>
    <style:style style:name="P5" style:family="paragraph">
      <loext:graphic-properties draw:fill-color="#afd095"/>
      <style:paragraph-properties fo:text-align="center" style:writing-mode="lr-tb"/>
    </style:style>
    <style:style style:name="P6" style:family="paragraph">
      <loext:graphic-properties draw:fill-color="#ff6d6d"/>
      <style:paragraph-properties fo:text-align="center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Asana Math" fo:font-size="40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style:font-name="Asana Math" fo:font-size="40pt" style:font-name-asian="Liberation Sans3" style:font-name-complex="Liberation Sans3"/>
    </style:style>
    <style:style style:name="T3" style:family="text">
      <style:text-properties style:font-name="Asana Math" fo:font-size="4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40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sana Math1" fo:font-size="40pt" style:font-name-asian="Asana Math1" style:font-name-complex="Asana Mat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4.5cm" svg:x="1.7cm" svg:y="4.7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4.5cm" svg:height="4.5cm" svg:x="12.6cm" svg:y="4.7cm">
          <text:p text:style-name="P3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" draw:id="id3" draw:layer="layout" svg:width="4.5cm" svg:height="4.5cm" svg:x="23.3cm" svg:y="4.7cm">
          <text:p text:style-name="P3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" draw:id="id4" draw:layer="layout" svg:width="4.5cm" svg:height="4.5cm" svg:x="12.6cm" svg:y="14.7cm">
          <text:p text:style-name="P3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draw:type="line" svg:x1="6.2cm" svg:y1="6.95cm" svg:x2="12.6cm" svg:y2="6.95cm" draw:start-shape="id1" draw:start-glue-point="1" draw:end-shape="id2" draw:end-glue-point="3" svg:d="M6200 6950h6400" svg:viewBox="0 0 6401 1">
          <text:p/>
        </draw:connector>
        <draw:connector draw:style-name="gr5" draw:text-style-name="P7" draw:layer="layout" draw:type="line" svg:x1="17.1cm" svg:y1="6.95cm" svg:x2="23.3cm" svg:y2="6.95cm" draw:start-shape="id2" draw:start-glue-point="1" draw:end-shape="id3" draw:end-glue-point="3" svg:d="M17100 6950h6200" svg:viewBox="0 0 6201 1">
          <text:p/>
        </draw:connector>
        <draw:connector draw:style-name="gr5" draw:text-style-name="P7" draw:layer="layout" draw:type="line" svg:x1="14.85cm" svg:y1="9.2cm" svg:x2="14.85cm" svg:y2="14.7cm" draw:start-shape="id2" draw:start-glue-point="2" draw:end-shape="id4" draw:end-glue-point="0" svg:d="M14850 9200v5500" svg:viewBox="0 0 1 5501">
          <text:p/>
        </draw:connector>
        <draw:connector draw:style-name="gr6" draw:text-style-name="P7" draw:layer="layout" svg:x1="17.1cm" svg:y1="16.95cm" svg:x2="25.55cm" svg:y2="9.2cm" draw:start-shape="id4" draw:start-glue-point="1" draw:end-shape="id3" draw:end-glue-point="2" svg:d="M17100 16950h8450v-7750" svg:viewBox="0 0 8451 7751">
          <text:p/>
        </draw:connector>
        <draw:frame draw:style-name="gr7" draw:text-style-name="P8" draw:layer="layout" svg:width="4.32cm" svg:height="2.893cm" svg:x="7.048cm" svg:y="4.9cm">
          <draw:text-box>
            <text:p><text:span text:style-name="T2">β </text:span><text:span text:style-name="T3">I / N</text:span></text:p>
          </draw:text-box>
        </draw:frame>
        <draw:frame draw:style-name="gr8" draw:text-style-name="P8" draw:layer="layout" svg:width="4.228cm" svg:height="2.893cm" svg:x="17.9cm" svg:y="4.874cm">
          <draw:text-box>
            <text:p><text:span text:style-name="T4">(1-</text:span><text:span text:style-name="T5">ρ</text:span><text:span text:style-name="T2">)γ</text:span></text:p>
          </draw:text-box>
        </draw:frame>
        <draw:frame draw:style-name="gr9" draw:text-style-name="P8" draw:layer="layout" svg:width="2.2cm" svg:height="2.893cm" svg:x="12.3cm" svg:y="10.774cm">
          <draw:text-box>
            <text:p><text:span text:style-name="T5">ρ</text:span><text:span text:style-name="T2">γ</text:span></text:p>
          </draw:text-box>
        </draw:frame>
        <draw:frame draw:style-name="gr10" draw:text-style-name="P8" draw:layer="layout" svg:width="1.319cm" svg:height="2.893cm" svg:x="20.1cm" svg:y="14.975cm">
          <draw:text-box>
            <text:p><text:span text:style-name="T2">h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sana Math1" svg:font-family="'Asana Math'"/>
    <style:font-face style:name="Liberation Sans4" svg:font-family="'Liberation Sans'"/>
    <style:font-face style:name="Liberation Sans3" svg:font-family="'Liberation Sans'" style:font-family-generic="swiss"/>
    <style:font-face style:name="Asana Math" svg:font-family="'Asana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Noto Sans CJK SC1" svg:font-family="'Noto Sans CJK SC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Antonio Scala</meta:initial-creator>
    <meta:creation-date>2020-03-31T16:23:59.341784877</meta:creation-date>
    <dc:date>2020-04-04T11:15:32.673025602</dc:date>
    <dc:creator>Antonio Scala</dc:creator>
    <meta:editing-duration>PT6S</meta:editing-duration>
    <meta:editing-cycles>2</meta:editing-cycles>
    <meta:generator>LibreOffice/6.4.2.2$Linux_X86_64 LibreOffice_project/40$Build-2</meta:generator>
    <meta:document-statistic meta:object-count="12"/>
  </office:meta>
</office:document-meta>
</file>